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/>
    </style:style>
    <style:style style:name="P2" style:family="paragraph" style:parent-style-name="Text_20_body">
      <style:text-properties fo:font-size="12pt" fo:font-weight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2pt"/>
    </style:style>
    <style:style style:name="P4" style:family="paragraph" style:parent-style-name="Text_20_body">
      <style:paragraph-properties fo:margin-left="0cm" fo:margin-right="0cm" fo:text-indent="-0.635cm" style:auto-text-indent="false"/>
    </style:style>
    <style:style style:name="P5" style:family="paragraph" style:parent-style-name="Text_20_body">
      <style:text-properties fo:font-size="12pt"/>
    </style:style>
    <style:style style:name="P6" style:family="paragraph" style:parent-style-name="Text_20_body">
      <style:text-properties fo:font-size="12pt" fo:font-weight="bold"/>
    </style:style>
    <style:style style:name="P7" style:family="paragraph" style:parent-style-name="Text_20_body">
      <style:text-properties fo:font-size="12pt" fo:font-weight="bold" officeooo:rsid="00176d72" officeooo:paragraph-rsid="00176d72"/>
    </style:style>
    <style:style style:name="P8" style:family="paragraph" style:parent-style-name="Text_20_body">
      <style:text-properties fo:font-size="12pt" officeooo:paragraph-rsid="001c19cf"/>
    </style:style>
    <style:style style:name="P9" style:family="paragraph" style:parent-style-name="Text_20_body">
      <style:text-properties fo:font-size="13pt" fo:font-style="italic" officeooo:paragraph-rsid="001c19cf" style:font-size-asian="13pt" style:font-style-asian="italic" style:font-size-complex="13pt" style:font-style-complex="italic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size="12pt" fo:font-weight="bold" officeooo:rsid="00176d72" officeooo:paragraph-rsid="00176d72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font-size="12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font-size="12pt" fo:font-weight="bold" officeooo:rsid="001c19cf" officeooo:paragraph-rsid="001c19cf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fo:font-size="12pt" fo:font-weight="bold" style:font-weight-asian="bold" style:font-weight-complex="bold"/>
    </style:style>
    <style:style style:name="P14" style:family="paragraph" style:parent-style-name="Text_20_body">
      <style:paragraph-properties fo:margin-left="2.501cm" fo:margin-right="0cm" fo:text-indent="0cm" style:auto-text-indent="false"/>
      <style:text-properties fo:font-size="12pt" fo:font-weight="bold" officeooo:rsid="00176d72" officeooo:paragraph-rsid="00176d72"/>
    </style:style>
    <style:style style:name="P15" style:family="paragraph" style:parent-style-name="Text_20_body">
      <style:paragraph-properties fo:margin-left="2.501cm" fo:margin-right="0cm" fo:text-indent="0cm" style:auto-text-indent="false"/>
      <style:text-properties officeooo:paragraph-rsid="00176d72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2pt" fo:font-weight="bold" officeooo:rsid="00162898"/>
    </style:style>
    <style:style style:name="T4" style:family="text">
      <style:text-properties fo:font-size="12pt" fo:font-weight="bold" officeooo:rsid="00176d72"/>
    </style:style>
    <style:style style:name="T5" style:family="text">
      <style:text-properties fo:font-size="12pt" fo:font-weight="bold" officeooo:rsid="0018f580"/>
    </style:style>
    <style:style style:name="T6" style:family="text">
      <style:text-properties fo:font-size="12pt" fo:font-weight="bold" officeooo:rsid="001c19cf"/>
    </style:style>
    <style:style style:name="T7" style:family="text">
      <style:text-properties fo:font-size="12pt" officeooo:rsid="000a7fd9"/>
    </style:style>
    <style:style style:name="T8" style:family="text">
      <style:text-properties fo:font-size="12pt" officeooo:rsid="00161334"/>
    </style:style>
    <style:style style:name="T9" style:family="text">
      <style:text-properties fo:font-size="12pt" officeooo:rsid="001e7520"/>
    </style:style>
    <style:style style:name="T10" style:family="text">
      <style:text-properties fo:font-variant="normal" fo:text-transform="none" style:font-name="Helvetica" fo:font-size="12pt"/>
    </style:style>
    <style:style style:name="T11" style:family="text">
      <style:text-properties style:font-name="Helvetica" fo:font-size="12pt"/>
    </style:style>
    <style:style style:name="T12" style:family="text">
      <style:text-properties officeooo:rsid="000a7fd9"/>
    </style:style>
    <style:style style:name="T13" style:family="text">
      <style:text-properties officeooo:rsid="000c7339"/>
    </style:style>
    <style:style style:name="T14" style:family="text">
      <style:text-properties officeooo:rsid="000ff84b"/>
    </style:style>
    <style:style style:name="T15" style:family="text">
      <style:text-properties officeooo:rsid="0011491b"/>
    </style:style>
    <style:style style:name="T16" style:family="text">
      <style:text-properties officeooo:rsid="0012f223"/>
    </style:style>
    <style:style style:name="T17" style:family="text">
      <style:text-properties officeooo:rsid="00162898"/>
    </style:style>
    <style:style style:name="T18" style:family="text">
      <style:text-properties officeooo:rsid="001c19cf"/>
    </style:style>
    <style:style style:name="T19" style:family="text">
      <style:text-properties fo:font-weight="bold" officeooo:rsid="0012f223" style:font-weight-asian="bold" style:font-weight-complex="bold"/>
    </style:style>
    <style:style style:name="T20" style:family="text">
      <style:text-properties officeooo:rsid="001e7520"/>
    </style:style>
    <style:style style:name="T21" style:family="text">
      <style:text-properties officeooo:rsid="001edb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 </text:p>
      <text:p text:style-name="P2"><text:span text:style-name="T17">PRÉSENTATION</text:span> DES PARTICIPANTS</text:p>
      <text:p text:style-name="P3">Présentation <text:span text:style-name="T15">des participants <text:s/>de chaque CPAM</text:span>.</text:p>
      <text:p text:style-name="P2">LES PROJETS EN COURS</text:p>
      <text:p text:style-name="P1">Chaque caisse présente son actualité <text:span text:style-name="T13">(projets en cours à moyen, long terme)</text:span></text:p>
      <text:p text:style-name="P2"/>
      <text:p text:style-name="P12">CPAM 44: <text:span text:style-name="T20">Luc Vallet</text:span></text:p>
      <text:p text:style-name="P7"><text:tab/>A<text:span text:style-name="T18">pplication THEMIS : </text:span>La labellisation nouvelle formule, retour <text:span text:style-name="T18">d’expérience.</text:span></text:p>
      <text:p text:style-name="P14">- <text:span text:style-name="T18">Le processus</text:span></text:p>
      <text:p text:style-name="P15"><text:span text:style-name="T4">- </text:span><text:span text:style-name="T5"><text:s/></text:span><text:span text:style-name="T6">Les différents documents demandées</text:span></text:p>
      <text:p text:style-name="P10"/>
      <text:p text:style-name="Text_20_body"><text:span text:style-name="T2">OUTILS/FRAMEWORK  </text:span><text:span text:style-name="T3">MÉTHODES</text:span></text:p>
      <text:p text:style-name="P1">- Les outils des développeurs, PHPK, autres Framework <text:span text:style-name="T12">plus accessible plus simple (SILEX)</text:span></text:p>
      <text:p text:style-name="P13"><text:s/><text:span text:style-name="T18">CPAM 44: Nicolas Chanceral et Damien Landreau</text:span></text:p>
      <text:p text:style-name="P13">- <text:span text:style-name="T18">Comparatif des framework Symfony (2 projets réalisés) et Silex (projet en cours)</text:span></text:p>
      <text:p text:style-name="P13"><text:tab/><text:span text:style-name="T21">Présentation de Gestion Visiteurs et GDMAP, et du projet Niko Niko en cours de développement.</text:span></text:p>
      <text:p text:style-name="P11"/>
      <text:p text:style-name="P1"/>
      <text:p text:style-name="P9">- <text:span text:style-name="T16">Présentation serveur NAS DOCKER,</text:span></text:p>
      <text:p text:style-name="P8"><text:span text:style-name="T16"><text:tab/>installation d'une solution d'intégration continue par</text:span><text:span text:style-name="T19"> Damien Landreau</text:span></text:p>
      <text:p text:style-name="P1"/>
      <text:p text:style-name="P1">- <text:span text:style-name="T12">Serveur </text:span>Gitlab pour le système de gestion de code <text:span text:style-name="T15">(Côté client GitExtensions, Tortoise etc)</text:span></text:p>
      <text:p text:style-name="P1"><text:tab/></text:p>
      <text:p text:style-name="Text_20_body"><text:span text:style-name="T1">- Intégration de la sécurité dans les applications </text:span><text:span text:style-name="T7">(Recommandations CNAMTS, </text:span><text:span text:style-name="T9">les solutions du </text:span><text:span text:style-name="T7">phpKit</text:span></text:p>
      <text:p text:style-name="Text_20_body"/>
      <text:p text:style-name="Text_20_body">- Méthodes de développement <text:span text:style-name="T12">(Agile scrum x-programming) quelle méthode ?<text:tab/>UML toujours utile et bien vivant.</text:span></text:p>
      <text:p text:style-name="Text_20_body"><text:span text:style-name="T3"/></text:p>
      <text:p text:style-name="Text_20_body"><text:span text:style-name="T3">COMMUNAUTÉ</text:span><text:span text:style-name="T2"> </text:span><text:span text:style-name="T3">D’ÉCHANGE</text:span><text:span text:style-name="T2"> </text:span><text:span text:style-name="T3">DÉVELOPPEMENT</text:span><text:span text:style-name="T1">?</text:span></text:p>
      <text:p text:style-name="Text_20_body"><text:span text:style-name="T1">Les outils : </text:span><text:span text:style-name="T7">Wiki, SharePoint, Forum pour partager et échanger</text:span></text:p>
      <text:p text:style-name="P1"><text:soft-page-break/>A quelle fréquence ? <text:span text:style-name="T12">Qui assure la maintenance l'hébergement ?</text:span> </text:p>
      <text:p text:style-name="Text_20_body"><text:span text:style-name="T3">DÉMARRAGE</text:span><text:span text:style-name="T2"> :  QUI FAIT QUOI parmi les services/personnes intéressées  par plus de communication et de coopération (entre-aide) ?</text:span></text:p>
      <text:p text:style-name="P4"><text:span text:style-name="T11">-</text:span><text:span text:style-name="T1">Attribution des tâches (création forum, gitlab, wiki etc) en tenant compte des contraintes techniques a</text:span><text:span text:style-name="T8">u </text:span><text:span text:style-name="T1">niveau du réseau et du partage et de la charge de travail de chacun.</text:span></text:p>
      <text:p text:style-name="Text_20_body"/>
      <text:p text:style-name="P2">CONCLUSION :</text:p>
      <text:p text:style-name="P4"><text:span text:style-name="T11">-</text:span><text:span text:style-name="T10"> </text:span><text:span text:style-name="T1">Cette rencontre a-t-elle été enrichissante pour vous ?</text:span></text:p>
      <text:p text:style-name="P4"><text:span text:style-name="T11">-</text:span><text:span text:style-name="T10"> </text:span><text:span text:style-name="T1">Quels sont les points d'amélioration de ce type de rencontre ?</text:span></text:p>
      <text:p text:style-name="P4"><text:span text:style-name="T11">-</text:span><text:span text:style-name="T10"> </text:span><text:span text:style-name="T1">Prochaine étape/rencon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0:22:38.928000000</meta:creation-date>
    <dc:date>2017-10-23T11:30:25.037000000</dc:date>
    <meta:editing-duration>PT13H46M5S</meta:editing-duration>
    <meta:editing-cycles>16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29" meta:word-count="250" meta:character-count="1682" meta:non-whitespace-character-count="1446"/>
  </office:meta>
</office:document-meta>
</file>